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variant="normal" fo:text-transform="none" style:font-name="Arial" fo:font-size="14pt" officeooo:rsid="0032fd7e" officeooo:paragraph-rsid="0032fd7e" style:font-name-asian="Microsoft YaHei" style:font-size-asian="14pt" style:font-name-complex="Arial1" style:font-size-complex="14pt"/>
    </style:style>
    <style:style style:name="P2" style:family="paragraph" style:parent-style-name="_3c_castItem_3e_">
      <style:text-properties fo:font-variant="normal" fo:text-transform="none"/>
    </style:style>
    <style:style style:name="P3" style:family="paragraph" style:parent-style-name="_3c_l_3e_">
      <style:text-properties officeooo:rsid="0032fd7e" officeooo:paragraph-rsid="0032fd7e"/>
    </style:style>
    <style:style style:name="P4" style:family="paragraph" style:parent-style-name="_3c_label_3e_">
      <style:text-properties officeooo:rsid="0032fd7e" officeooo:paragraph-rsid="0032fd7e"/>
    </style:style>
    <style:style style:name="P5" style:family="paragraph" style:parent-style-name="_3c_speaker_3e_">
      <style:text-properties officeooo:rsid="0032fd7e" officeooo:paragraph-rsid="0032fd7e"/>
    </style:style>
    <style:style style:name="P6" style:family="paragraph" style:parent-style-name="_3c_stage_3e_">
      <style:text-properties officeooo:rsid="0032fd7e" officeooo:paragraph-rsid="0032fd7e"/>
    </style:style>
    <style:style style:name="P7" style:family="paragraph" style:parent-style-name="Heading_20_1">
      <style:text-properties fo:font-variant="normal" fo:text-transform="none" officeooo:paragraph-rsid="0032fd7e"/>
    </style:style>
    <style:style style:name="P8" style:family="paragraph" style:parent-style-name="Heading_20_1">
      <style:text-properties officeooo:rsid="0032fd7e" officeooo:paragraph-rsid="0032fd7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officeooo:rsid="0032fd7e"/>
    </style:style>
    <style:style style:name="T3" style:family="text">
      <style:text-properties officeooo:rsid="0032fd7e"/>
    </style:style>
    <style:style style:name="T4" style:family="text">
      <style:text-properties style:font-name="Arial" fo:font-size="16.1000003814697pt" fo:font-weight="bold" officeooo:rsid="0032fd7e" style:font-name-asian="Microsoft YaHei" style:font-size-asian="16.1000003814697pt" style:font-weight-asian="bold" style:font-name-complex="Arial1" style:font-size-complex="16.1000003814697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Le ballet des machines représentant le cinquième acte de la mort d’Orphée et d’Eurydice</text:p>
      <text:h text:style-name="P7" text:outline-level="1"><text:span text:style-name="T4">Première entrée</text:span></text:h>
      <text:p text:style-name="_3c_stage_3e_"><text:span text:style-name="_3c_pb_3e_"><text:span text:style-name="T1">[1]</text:span></text:span><text:span text:style-name="T2">Aristée dans le desespoir d’estre cause de la mort d’Euridice, se va noyer.</text:span></text:p>
      <text:p text:style-name="_3c_speaker_3e_">Aristée</text:p>
      <text:p text:style-name="P3">Accablé des rigueurs de la beauté que j’ayme</text:p>
      <text:p text:style-name="P3">J’ay dans mon desespoir son destin terminé,</text:p>
      <text:p text:style-name="P3">Mais comme en l’offençant je m’ooutragay moy-mesme,</text:p>
      <text:p text:style-name="P3">Je vay bien-tost mourir du coup que j’ay donné.</text:p>
      <text:p text:style-name="P3"/>
      <text:p text:style-name="P3">Dans les divers ennuis qui maistrisent mon ame,</text:p>
      <text:p text:style-name="P3">Je ne respire plus que l’horreur du tombeau ;</text:p>
      <text:p text:style-name="P3">Mais de peur d’estre encor tourmenté de ma flamme,</text:p>
      <text:p text:style-name="P3">Je ne le veux trouver que dans le sein de l’eau.</text:p>
      <text:p text:style-name="P3"/>
      <text:p text:style-name="P3">Amour cruel autheur de ma longue misere,</text:p>
      <text:p text:style-name="P3">Il faut pour me venger de ton aveuglement,</text:p>
      <text:p text:style-name="_3c_l_3e_"><text:span text:style-name="T3">Que je face en </text:span>mourant<text:span text:style-name="T3"> du berceau de ta mere,</text:span></text:p>
      <text:p text:style-name="P3">Le glorieux cercueil d’un mal-heureux amant.</text:p>
      <text:h text:style-name="Heading_20_1" text:outline-level="1">Seconde entrée</text:h>
      <text:p text:style-name="P6"><text:span text:style-name="_3c_pb_3e_"><text:span text:style-name="T1">[2]</text:span></text:span>Trois Amis d’Aristée vont chercher son corps, l’ayant veu de loin se jetter dans l’eau.</text:p>
      <text:p text:style-name="P5">Le premier amy</text:p>
      <text:p text:style-name="_3c_stage_3e_">aux Dames</text:p>
      <text:p text:style-name="P3">Nous cherchons un Amant qu’un destin trop barbare,</text:p>
      <text:p text:style-name="P3">Contraignit en aymant à se priver du jour,</text:p>
      <text:p text:style-name="P3">Et de tout l’Univers nous ferions le grand tour</text:p>
      <text:p text:style-name="P3">Dans le dessein de voir une chose si rare ;</text:p>
      <text:p text:style-name="P3">Puis qu’il n’est plus d’Amant zelé jusques au point</text:p>
      <text:p text:style-name="P3">De se donner la mort quand on ne l’ayme point.</text:p>
      <text:p text:style-name="P3"/>
      <text:p text:style-name="P3">Toutes-fois si l’aspect d’une grace infinie,</text:p>
      <text:p text:style-name="P3">Peut causer ces transports en un cœur tout constant :</text:p>
      <text:p text:style-name="P3">Je veux bien advoüer le secret important,</text:p>
      <text:p text:style-name="P3">Qu’il est un bel obket en cette compagnie,</text:p>
      <text:p text:style-name="P3">Pour qui les yeux fermés et d’un esprit content,</text:p>
      <text:p text:style-name="P3"><text:soft-page-break/>Si j’en estois hay, j’en ferois tout autant.</text:p>
      <text:h text:style-name="Heading_20_1" text:outline-level="1">Troisi<text:span text:style-name="T3">es</text:span>me entrée</text:h>
      <text:p text:style-name="P6">Orphée ayant dancé son pas monte sur son Rocher, et atire les Arbres et les Animaux par les airs melodieux de ses chansons.</text:p>
      <text:p text:style-name="P5">Orphée</text:p>
      <text:p text:style-name="P3">J’ai rendu sensible à mes larmes,</text:p>
      <text:p text:style-name="P3">Le Dieu de ces cachots obscurs,</text:p>
      <text:p text:style-name="P3">Où les hommes punis de leurs desirs impurs</text:p>
      <text:p text:style-name="P3">Font un meslange affreux et de cris et de larmes :</text:p>
      <text:p text:style-name="P3">Mais, ô cruel amour ! Qu’elle estrange rigueur</text:p>
      <text:p text:style-name="P3">Ne veut pas que je te fléchisse :</text:p>
      <text:p text:style-name="P3">Quand privé des beaux yeux de ma chere Euridice,</text:p>
      <text:p text:style-name="P3">Tu mets tout l’Enfer dans mon cœur.</text:p>
      <text:h text:style-name="Heading_20_1" text:outline-level="1">Quatriesme entrée</text:h>
      <text:p text:style-name="P6"><text:span text:style-name="_3c_pb_3e_"><text:span text:style-name="T1">[3]</text:span></text:span>Trois Bachantes transportées de vin et de fureur, cherchent Orphée pour s’en venger.</text:p>
      <text:p text:style-name="P4">Burlesque</text:p>
      <text:p text:style-name="P5">Bachantes</text:p>
      <text:p text:style-name="P3">Oui, le vin nous aymons et Bachantes nous sommes</text:p>
      <text:p text:style-name="P3">Qui cherchons dans ces bois un orgueilleux Magot</text:p>
      <text:p text:style-name="P3">Qui nous nargue, et qui croit qu’au don du Larigot,</text:p>
      <text:p text:style-name="P3">Il pourra transformer tous nos raizins en pommes :</text:p>
      <text:p text:style-name="P3">Mais soustenant Bachus aux despens d’Apollon,</text:p>
      <text:p text:style-name="P3">De ce bras enthirsé luy cassant la caboche</text:p>
      <text:p text:style-name="P3">Je le rendray penault comme un Fondeur de Cloche.</text:p>
      <text:p text:style-name="P3">Et luy monstreray bien qu’il n’est qu’un viollon.</text:p>
      <text:h text:style-name="Heading_20_1" text:outline-level="1">Cinquiesme entrée</text:h>
      <text:p text:style-name="P6">Bachus avec les Eschenssons ayant apris la Mort d’Orphée par les Bachantes.</text:p>
      <text:p text:style-name="P4">Burlesque</text:p>
      <text:p text:style-name="P5">Bachus</text:p>
      <text:p text:style-name="P3">Illustres confidents de ma longue desbauche,</text:p>
      <text:p text:style-name="P3">Chers Ministre Vineux de mon Sceptre tortu,</text:p>
      <text:p text:style-name="P3">Allés dedans ces bois autant à droict qu’à gauche,</text:p>
      <text:p text:style-name="P3">Chercher le bon Orphée et ceux qui l’ont battu</text:p>
      <text:p text:style-name="P3">À coups de cervellats, chastiés ces guenippes</text:p>
      <text:p text:style-name="P3">Qui font sans mon congé les Diables de Vauvert :</text:p>
      <text:p text:style-name="P3">Cependant qu’en rameaux je changeray leur trippes,</text:p>
      <text:p text:style-name="P3">Et leur aprendray bien à l’avoir pris sans vert.</text:p>
      <text:h text:style-name="P8" text:outline-level="1"><text:soft-page-break/>Sixiesme entrée</text:h>
      <text:p text:style-name="P6"><text:span text:style-name="_3c_pb_3e_"><text:span text:style-name="T1">[4]</text:span></text:span>Pan et Silene se viennent divertir avec Bachus.</text:p>
      <text:p text:style-name="P4">Burlesque</text:p>
      <text:p text:style-name="_3c_speaker_3e_">Pan et Silene</text:p>
      <text:p text:style-name="P3">Seigneur Bachus, mons Asne et moy,</text:p>
      <text:p text:style-name="P3">Pan avec Mesdasmes ses cornes,</text:p>
      <text:p text:style-name="P3">Nous venons boire avec toy,</text:p>
      <text:p text:style-name="P3">Et nous entrebaudir estant tristes et mornes,</text:p>
      <text:p text:style-name="P3">Pour plaindre l’accident nouveau</text:p>
      <text:p text:style-name="P3">De ce beau viollon qui charmoit la nature,</text:p>
      <text:p text:style-name="P3">Envoye querir un tonneau,</text:p>
      <text:p text:style-name="P3">Et l’ayant vuidé bien et beau,</text:p>
      <text:p text:style-name="P3">Nous en ferons sa sepulture.</text:p>
      <text:h text:style-name="Heading_20_1" text:outline-level="1">Septiesme et derniere entrée</text:h>
      <text:p text:style-name="P6">Bachus et ses trois Eschenssons dancent avec les trois Bachantes qui sont changés en arbres à la fin par le commandement de Bachus.</text:p>
      <text:p text:style-name="P4">Burlesque</text:p>
      <text:p text:style-name="P3">Diablesses dont le meurtre est digne du tonnere,</text:p>
      <text:p text:style-name="P3">En perforant le flanc d’un Chantre tout divin,</text:p>
      <text:p text:style-name="P3">J’ordonne que jamais vous ne beuviés de vin,</text:p>
      <text:p text:style-name="P3">Et ne vous abreuviés qu’à deux cens pieds sous terre.</text:p>
      <text:p text:style-name="P6">Tous les Danceurs bachiques aux Spectateurs qui les ont veu dancer lors qu’ils avoient dessein de plaindre le mal-heureux Orphée.</text:p>
      <text:p text:style-name="P3">Ayant trop de sujet de nous desesperer</text:p>
      <text:p text:style-name="P3">D’un funeste trespas nous chassons la memoire :</text:p>
      <text:p text:style-name="P3">Nous dançons quand il faut pleurer,</text:p>
      <text:p text:style-name="P3">Mais nous beuvons quand il faut boir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Condensed" svg:font-family="'DejaVu Sans Condensed'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loext:graphic-properties draw:fill="solid" draw:fill-color="#ffffff" draw:opacity="100%"/>
      <style:paragraph-properties fo:margin-left="0cm" fo:margin-right="0cm" fo:text-indent="-3.669cm" style:auto-text-indent="false" style:page-number="auto" fo:background-color="#ffffff"/>
    </style:style>
    <style:style style:name="Frame_20_contents" style:display-name="Frame contents" style:family="paragraph" style:parent-style-name="Text_20_body" style:class="extra"/>
    <style:style style:name="_3c_label_3e_" style:display-name="&lt;label&gt;" style:family="paragraph" style:parent-style-name="Standard">
      <style:paragraph-properties fo:margin-left="2cm" fo:margin-right="2cm" fo:text-align="end" style:justify-single-word="false" fo:text-indent="0.3cm" style:auto-text-indent="false"/>
      <style:text-properties fo:font-style="italic"/>
    </style:style>
    <style:style style:name="_3c_castItem_3e_" style:display-name="&lt;castItem&gt;" style:family="paragraph" style:parent-style-name="List_20_Contents" style:class="text">
      <style:paragraph-properties fo:text-align="end" style:justify-single-word="false"/>
      <style:text-properties fo:font-variant="small-caps"/>
    </style:style>
    <style:style style:name="_3c_speaker_3e_" style:display-name="&lt;speaker&gt;" style:family="paragraph" style:parent-style-name="Standard">
      <style:paragraph-properties fo:text-align="center" style:justify-single-word="false"/>
      <style:text-properties fo:font-variant="small-caps"/>
    </style:style>
    <style:style style:name="_3c_stage_3e_" style:display-name="&lt;stage&gt;" style:family="paragraph" style:parent-style-name="_3c_speaker_3e_">
      <style:text-properties fo:font-variant="normal" fo:text-transform="none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family="'DejaVu Sans Condensed'" fo:font-size="12pt" fo:letter-spacing="normal" fo:language="fr" fo:country="FR" style:font-name-asian="DejaVu Sans Condensed" style:font-family-asian="'DejaVu Sans Condensed'" style:font-size-asian="12pt" style:language-asian="fr" style:country-asian="FR" style:font-name-complex="DejaVu Sans Condensed" style:font-family-complex="'DejaVu Sans Condensed'" style:font-size-complex="12pt" style:language-complex="fr" style:country-complex="FR" style:text-scale="100%"/>
    </style:style>
    <style:style style:name="CharStyle4" style:family="text" style:parent-style-name="DefaultFontStyle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corr_3e_" style:display-name="&lt;corr&gt;" style:family="text">
      <style:text-properties style:text-line-through-style="solid" style:text-line-through-type="singl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03-24T12:23:45.39</meta:creation-date>
    <dc:date>2020-06-11T15:08:31.384279822</dc:date>
    <meta:editing-duration>PT22H57M34S</meta:editing-duration>
    <meta:editing-cycles>38</meta:editing-cycles>
    <meta:generator>LibreOffice/6.3.5.2$Linux_X86_64 LibreOffice_project/30$Build-2</meta:generator>
    <meta:document-statistic meta:table-count="0" meta:image-count="0" meta:object-count="0" meta:page-count="3" meta:paragraph-count="92" meta:word-count="680" meta:character-count="3886" meta:non-whitespace-character-count="3298"/>
  </office:meta>
</office:document-meta>
</file>